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fac" officeooo:paragraph-rsid="0014afac"/>
    </style:style>
    <style:style style:name="P2" style:family="paragraph" style:parent-style-name="Standard">
      <style:text-properties officeooo:paragraph-rsid="0014afac"/>
    </style:style>
    <style:style style:name="P3" style:family="paragraph" style:parent-style-name="Standard">
      <style:text-properties officeooo:rsid="001670ce" officeooo:paragraph-rsid="001670ce"/>
    </style:style>
    <style:style style:name="P4" style:family="paragraph" style:parent-style-name="Standard">
      <style:text-properties officeooo:rsid="0016ff01" officeooo:paragraph-rsid="0016ff01"/>
    </style:style>
    <style:style style:name="P5" style:family="paragraph" style:parent-style-name="Standard" style:list-style-name="L1">
      <style:text-properties officeooo:rsid="0014afac" officeooo:paragraph-rsid="0014afac"/>
    </style:style>
    <style:style style:name="P6" style:family="paragraph" style:parent-style-name="Standard" style:list-style-name="L2">
      <style:text-properties officeooo:rsid="0014afac" officeooo:paragraph-rsid="0014afac"/>
    </style:style>
    <style:style style:name="P7" style:family="paragraph" style:parent-style-name="Standard" style:list-style-name="L3">
      <style:text-properties officeooo:rsid="0014afac" officeooo:paragraph-rsid="0014afac"/>
    </style:style>
    <style:style style:name="P8" style:family="paragraph" style:parent-style-name="Standard">
      <style:text-properties officeooo:rsid="0014afac" officeooo:paragraph-rsid="0014afac"/>
    </style:style>
    <style:style style:name="P9" style:family="paragraph" style:parent-style-name="Standard">
      <style:text-properties officeooo:rsid="0014afac" officeooo:paragraph-rsid="0019ed5a"/>
    </style:style>
    <style:style style:name="P10" style:family="paragraph" style:parent-style-name="Standard">
      <style:paragraph-properties fo:text-align="end" style:justify-single-word="false"/>
      <style:text-properties officeooo:rsid="0014afac" officeooo:paragraph-rsid="0019ed5a"/>
    </style:style>
    <style:style style:name="P11" style:family="paragraph" style:parent-style-name="Standard" style:list-style-name="L4">
      <style:text-properties officeooo:rsid="001670ce" officeooo:paragraph-rsid="001670ce"/>
    </style:style>
    <style:style style:name="P12" style:family="paragraph" style:parent-style-name="Standard" style:list-style-name="L4">
      <style:text-properties officeooo:rsid="0016ff01" officeooo:paragraph-rsid="0016ff01"/>
    </style:style>
    <style:style style:name="P13" style:family="paragraph" style:parent-style-name="Standard" style:list-style-name="L5">
      <style:text-properties officeooo:rsid="0016ff01" officeooo:paragraph-rsid="0019d222"/>
    </style:style>
    <style:style style:name="P14" style:family="paragraph" style:parent-style-name="Standard" style:list-style-name="L6">
      <style:text-properties officeooo:rsid="0018c50d" officeooo:paragraph-rsid="0018c50d"/>
    </style:style>
    <style:style style:name="P15" style:family="paragraph" style:parent-style-name="Standard">
      <style:text-properties officeooo:rsid="0018c50d" officeooo:paragraph-rsid="0018c50d"/>
    </style:style>
    <style:style style:name="P16" style:family="paragraph" style:parent-style-name="Standard" style:list-style-name="L7">
      <style:text-properties officeooo:rsid="0018c50d" officeooo:paragraph-rsid="0018c50d"/>
    </style:style>
    <style:style style:name="P17" style:family="paragraph" style:parent-style-name="Standard" style:list-style-name="L8">
      <style:text-properties officeooo:rsid="0019d222" officeooo:paragraph-rsid="0019d222"/>
    </style:style>
    <style:style style:name="P18" style:family="paragraph" style:parent-style-name="Standard">
      <style:text-properties officeooo:rsid="0019d222" officeooo:paragraph-rsid="0019d222"/>
    </style:style>
    <style:style style:name="P19" style:family="paragraph" style:parent-style-name="Standard" style:list-style-name="L7">
      <style:text-properties officeooo:rsid="0019d222" officeooo:paragraph-rsid="0019d222"/>
    </style:style>
    <style:style style:name="P20" style:family="paragraph" style:parent-style-name="Standard" style:list-style-name="L4">
      <style:text-properties officeooo:rsid="0019d222" officeooo:paragraph-rsid="0019d222"/>
    </style:style>
    <style:style style:name="P21" style:family="paragraph" style:parent-style-name="Standard">
      <style:text-properties fo:font-weight="bold" officeooo:rsid="0018c50d" officeooo:paragraph-rsid="0018c50d" style:font-weight-asian="bold" style:font-weight-complex="bold"/>
    </style:style>
    <style:style style:name="P22" style:family="paragraph" style:parent-style-name="Standard">
      <style:text-properties fo:font-weight="bold" officeooo:rsid="0016ff01" officeooo:paragraph-rsid="0016ff01" style:font-weight-asian="bold" style:font-weight-complex="bold"/>
    </style:style>
    <style:style style:name="P23" style:family="paragraph" style:parent-style-name="Standard">
      <style:text-properties fo:font-weight="bold" officeooo:rsid="0014afac" officeooo:paragraph-rsid="0014afac" style:font-weight-asian="bold" style:font-weight-complex="bold"/>
    </style:style>
    <style:style style:name="P24" style:family="paragraph" style:parent-style-name="Standard">
      <style:text-properties fo:font-weight="bold" officeooo:rsid="0019d222" officeooo:paragraph-rsid="0019d222" style:font-weight-asian="bold" style:font-weight-complex="bold"/>
    </style:style>
    <style:style style:name="P25" style:family="paragraph" style:parent-style-name="Standard">
      <style:text-properties fo:font-weight="bold" officeooo:rsid="0019ed5a" officeooo:paragraph-rsid="0019ed5a" style:font-weight-asian="bold" style:font-weight-complex="bold"/>
    </style:style>
    <style:style style:name="P26" style:family="paragraph" style:parent-style-name="Standard">
      <style:text-properties fo:font-weight="normal" officeooo:rsid="0019d222" officeooo:paragraph-rsid="0019d222" style:font-weight-asian="normal" style:font-weight-complex="normal"/>
    </style:style>
    <style:style style:name="P27" style:family="paragraph" style:parent-style-name="Standard" style:list-style-name="L10">
      <style:text-properties fo:font-weight="normal" officeooo:rsid="0019d222" officeooo:paragraph-rsid="0019d222" style:font-weight-asian="normal" style:font-weight-complex="normal"/>
    </style:style>
    <style:style style:name="P28" style:family="paragraph" style:parent-style-name="Standard">
      <style:text-properties fo:font-weight="normal" officeooo:rsid="0019ed5a" officeooo:paragraph-rsid="0019ed5a" style:font-weight-asian="normal" style:font-weight-complex="normal"/>
    </style:style>
    <style:style style:name="P29" style:family="paragraph" style:parent-style-name="Standard" style:list-style-name="L11">
      <style:text-properties fo:font-weight="normal" officeooo:rsid="0019ed5a" officeooo:paragraph-rsid="0019ed5a" style:font-weight-asian="normal" style:font-weight-complex="normal"/>
    </style:style>
    <style:style style:name="P30" style:family="paragraph" style:parent-style-name="Standard">
      <style:text-properties officeooo:rsid="0019ed5a" officeooo:paragraph-rsid="0019ed5a"/>
    </style:style>
    <style:style style:name="P31" style:family="paragraph" style:parent-style-name="Standard">
      <style:text-properties fo:font-size="16pt" style:text-underline-style="solid" style:text-underline-width="auto" style:text-underline-color="font-color" fo:font-weight="normal" officeooo:rsid="0019ed5a" officeooo:paragraph-rsid="0019ed5a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T1" style:family="text">
      <style:text-properties officeooo:rsid="001670ce"/>
    </style:style>
    <style:style style:name="T2" style:family="text">
      <style:text-properties officeooo:rsid="0016ff01"/>
    </style:style>
    <style:style style:name="T3" style:family="text">
      <style:text-properties officeooo:rsid="0018c50d"/>
    </style:style>
    <style:style style:name="T4" style:family="text">
      <style:text-properties officeooo:rsid="0019d222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1">Dictionnaire des données<text:span text:style-name="T5">: projet Lightbot</text:span></text:p>
      <text:p text:style-name="P31"/>
      <text:p text:style-name="P30"/>
      <text:p text:style-name="P23">Class<text:span text:style-name="T4">e</text:span> Level</text:p>
      <text:p text:style-name="P1"/>
      <text:list xml:id="list3700168770588344069" text:style-name="L1">
        <text:list-item>
          <text:p text:style-name="P5">Level(Grid robot) → Constructeur paramétré (publique)</text:p>
          <text:p text:style-name="P5"/>
        </text:list-item>
      </text:list>
      <text:p text:style-name="P1">attributs : </text:p>
      <text:p text:style-name="P2"/>
      <text:list xml:id="list141753008730516" text:continue-numbering="true" text:style-name="L1">
        <text:list-item>
          <text:p text:style-name="P5">std::vector&lt;*Level&gt; →attribut contenant les différents niveaux du jeu (privé)</text:p>
        </text:list-item>
      </text:list>
      <text:p text:style-name="P1"/>
      <text:p text:style-name="P23">Class<text:span text:style-name="T4">e</text:span> Robot</text:p>
      <text:p text:style-name="P1"/>
      <text:list xml:id="list315975635024388166" text:style-name="L2">
        <text:list-item>
          <text:p text:style-name="P6">Robot() : constructeur non-paramétré (publique)</text:p>
          <text:p text:style-name="P6"/>
        </text:list-item>
      </text:list>
      <text:p text:style-name="P1">attributs :</text:p>
      <text:p text:style-name="P1"/>
      <text:list xml:id="list4393376925583571919" text:style-name="L3">
        <text:list-item>
          <text:p text:style-name="P7">int score → attribut permettant de compter le score du joueur sur chaque niveau <text:span text:style-name="T4">(privé)</text:span></text:p>
        </text:list-item>
        <text:list-item>
          <text:p text:style-name="P7">std::vector&lt;*Action&gt; → attribut permettant de stocker les differentes actions que le joueur veut faire executer par son robot <text:span text:style-name="T1">(privé)</text:span></text:p>
        </text:list-item>
      </text:list>
      <text:p text:style-name="P3">méthodes :</text:p>
      <text:p text:style-name="P3"/>
      <text:list xml:id="list2574941478524822197" text:style-name="L4">
        <text:list-item>
          <text:p text:style-name="P11">GetScore()→<text:span text:style-name="T2"> </text:span>permet de récupérer le score du joueur <text:span text:style-name="T2">(publique)</text:span></text:p>
        </text:list-item>
        <text:list-item>
          <text:p text:style-name="P11">setScore()→<text:span text:style-name="T2"> </text:span>permet de changer la valeur du score <text:span text:style-name="T2">(publique)</text:span></text:p>
        </text:list-item>
        <text:list-item>
          <text:p text:style-name="P12">isMoving() : bool → permet de tester si le robot est en mouvement ou pas <text:span text:style-name="T4">(publique)</text:span></text:p>
        </text:list-item>
        <text:list-item>
          <text:p text:style-name="P12">isFinished<text:span text:style-name="T3">()</text:span> : bool → permet de tester si le robot a fini ses mouvements <text:span text:style-name="T4">(publique)</text:span></text:p>
        </text:list-item>
        <text:list-item>
          <text:p text:style-name="P20">GetAltitude() <text:span text:style-name="T1">→</text:span>permet de récuperer l'altitude courant du robot (publique) </text:p>
        </text:list-item>
        <text:list-item>
          <text:p text:style-name="P20">SetAltitude() <text:span text:style-name="T1">→</text:span>permet de changer l'altitude courant du robot (publique)</text:p>
        </text:list-item>
      </text:list>
      <text:p text:style-name="P4"/>
      <text:p text:style-name="P22">Class<text:span text:style-name="T4">e</text:span> Grid</text:p>
      <text:p text:style-name="P4"/>
      <text:list xml:id="list2161980644965525114" text:style-name="L5">
        <text:list-item>
          <text:p text:style-name="P13">Grid(<text:span text:style-name="T3">Hexagon</text:span>)<text:span text:style-name="T1">→</text:span> constructeur paramétré de la classe Grid <text:span text:style-name="T4">(publique)</text:span></text:p>
        </text:list-item>
      </text:list>
      <text:p text:style-name="P4"/>
      <text:p text:style-name="P4">attributs :</text:p>
      <text:p text:style-name="P4"/>
      <text:list xml:id="list3080135558963320682" text:style-name="L6">
        <text:list-item>
          <text:p text:style-name="P14">static int Grid_max<text:span text:style-name="T1">→</text:span> attribut definissant le nombre de cases maximum sur le plateau <text:span text:style-name="T4">(privé)</text:span></text:p>
        </text:list-item>
        <text:list-item>
          <text:p text:style-name="P14">std::vector&lt;*Hexagon&gt;<text:span text:style-name="T1">→</text:span> vector contenant toutes les informations sur les positions des hexagons sur le plateau de jeu <text:span text:style-name="T4">(privé)</text:span></text:p>
        </text:list-item>
      </text:list>
      <text:p text:style-name="P15"/>
      <text:p text:style-name="P15"/>
      <text:p text:style-name="P15"/>
      <text:p text:style-name="P15"/>
      <text:p text:style-name="P15"><text:soft-page-break/></text:p>
      <text:p text:style-name="P21">Class<text:span text:style-name="T4">e </text:span>Hexagon</text:p>
      <text:p text:style-name="P15"/>
      <text:list xml:id="list830180580240463517" text:style-name="L8">
        <text:list-item>
          <text:p text:style-name="P17">Hexagon() : constructeur non paramétré (publique)</text:p>
        </text:list-item>
      </text:list>
      <text:p text:style-name="P15"/>
      <text:p text:style-name="P15">attributs :</text:p>
      <text:p text:style-name="P15"/>
      <text:list xml:id="list8521336153303005717" text:style-name="L7">
        <text:list-item>
          <text:p text:style-name="P16">bool isLit<text:span text:style-name="T1">→</text:span> permets de determiner si un hexagon est illuminé ou pas <text:span text:style-name="T4">(privé)</text:span></text:p>
        </text:list-item>
        <text:list-item>
          <text:p text:style-name="P16">const int height<text:span text:style-name="T1">→</text:span> détermine la hauteur des cases <text:span text:style-name="T4">(privé)</text:span></text:p>
        </text:list-item>
        <text:list-item>
          <text:p text:style-name="P16">const int width<text:span text:style-name="T1">→détermine la largeur des cases (privé)</text:span></text:p>
        </text:list-item>
        <text:list-item>
          <text:p text:style-name="P19">int relief<text:span text:style-name="T1">→</text:span>donne l'altitude de la case (publique)</text:p>
        </text:list-item>
      </text:list>
      <text:p text:style-name="P18"/>
      <text:p text:style-name="P18"/>
      <text:p text:style-name="P24">Classe Program (&lt;abstract&gt;)</text:p>
      <text:p text:style-name="P24"/>
      <text:p text:style-name="P26">attributs :</text:p>
      <text:p text:style-name="P26"/>
      <text:list xml:id="list4676843192159884545" text:style-name="L10">
        <text:list-item>
          <text:p text:style-name="P27">static int action_max<text:span text:style-name="T1">→</text:span>determine le nombre d'actions maximum d'un programme (privé)</text:p>
        </text:list-item>
        <text:list-item>
          <text:p text:style-name="P27">int num_action <text:span text:style-name="T1">→</text:span>donne le nombre d'action d'un programme (privé)</text:p>
        </text:list-item>
        <text:list-item>
          <text:p text:style-name="P27">enum forward<text:span text:style-name="T1">→</text:span>action qui permet au robot de recevoir la commande d'avancer (privé)</text:p>
        </text:list-item>
        <text:list-item>
          <text:p text:style-name="P27">enum rotate<text:span text:style-name="T1">→</text:span>action qui permet au robot de recevoir la commande de se tourner (privé)</text:p>
        </text:list-item>
        <text:list-item>
          <text:p text:style-name="P27">enum light<text:span text:style-name="T1">→</text:span>action qui permet au robot de recevoir la commande d'allumer une case (privé)</text:p>
        </text:list-item>
      </text:list>
      <text:p text:style-name="P26"/>
      <text:p text:style-name="P25">Classe Primary_Program</text:p>
      <text:p text:style-name="P25"/>
      <text:p text:style-name="P28">attributs :</text:p>
      <text:p text:style-name="P28"/>
      <text:list xml:id="list1563646670416477337" text:style-name="L11">
        <text:list-item>
          <text:p text:style-name="P29">std ::vector&lt;Program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MP2" style:family="paragraph" style:parent-style-name="Standard">
      <style:text-properties officeooo:rsid="0014afac" officeooo:paragraph-rsid="0019ed5a"/>
    </style:style>
    <style:style style:name="MP3" style:family="paragraph" style:parent-style-name="Standard">
      <style:paragraph-properties fo:text-align="end" style:justify-single-word="false"/>
      <style:text-properties officeooo:rsid="0014afac" officeooo:paragraph-rsid="0019ed5a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REEVES Wyatt</text:p>
        <text:p text:style-name="MP1">TRICHA Yamin</text:p>
        <text:p text:style-name="MP1">S2B</text:p>
      </style:header-first>
      <style:footer>
        <text:p text:style-name="MP2">Dictionnaire de données : Projet Lightbot S2 2016-2017</text:p>
        <text:p text:style-name="MP3"><text:page-number text:select-page="current">2</text:page-number></text:p>
      </style:footer>
      <style:footer-first>
        <text:p text:style-name="MP2">Dictionnaire de données : Projet Lightbot S2 2016-2017</text:p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4-05T13:42:59.215346639</meta:creation-date>
    <dc:date>2017-04-06T14:17:52.692061080</dc:date>
    <meta:editing-duration>PT1H4M8S</meta:editing-duration>
    <meta:editing-cycles>4</meta:editing-cycles>
    <meta:generator>LibreOffice/4.3.3.2$Linux_X86_64 LibreOffice_project/430m0$Build-2</meta:generator>
    <dc:creator>Wyatt Reeves</dc:creator>
    <meta:document-statistic meta:table-count="0" meta:image-count="0" meta:object-count="0" meta:page-count="2" meta:paragraph-count="48" meta:word-count="346" meta:character-count="2191" meta:non-whitespace-character-count="1916"/>
  </office:meta>
</office:document-meta>
</file>